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9046DF788B4B42A0AE.png" manifest:media-type="image/png"/>
  <manifest:file-entry manifest:full-path="Pictures/100000000000025800000190D9CBD2AF5839EDB0.png" manifest:media-type="image/png"/>
  <manifest:file-entry manifest:full-path="Pictures/10000000000002580000019084CB3B076F70FD72.png" manifest:media-type="image/png"/>
  <manifest:file-entry manifest:full-path="Pictures/100000000000025800000190D32B6031728340FC.png" manifest:media-type="image/png"/>
  <manifest:file-entry manifest:full-path="Pictures/1000000000000258000001909A8599A5A3E68918.png" manifest:media-type="image/png"/>
  <manifest:file-entry manifest:full-path="Pictures/100000000000032000000258077B7173B3EBBE69.png" manifest:media-type="image/png"/>
  <manifest:file-entry manifest:full-path="Pictures/100000000000023A000000943EDE4E14A4D90EA2.png" manifest:media-type="image/png"/>
  <manifest:file-entry manifest:full-path="Pictures/1000000000000258000001909E3F374620EF714E.png" manifest:media-type="image/png"/>
  <manifest:file-entry manifest:full-path="Pictures/1000000000000320000002587A7DF6D9A8023B74.png" manifest:media-type="image/png"/>
  <manifest:file-entry manifest:full-path="Pictures/100000000000017500000055450F49B58C619508.png" manifest:media-type="image/png"/>
  <manifest:file-entry manifest:full-path="Pictures/100000000000025800000190BA3A98107D2341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style:font-name="Liberations sans1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s sans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rogress Meeting 3:</text:p>
            <text:p>Bifurcation Analysis of Plasma Cell Differentiation</text:p>
            <text:p><text:span text:style-name="T1"/></text:p>
          </draw:text-box>
        </draw:frame>
        <draw:frame draw:name="Subtitle 2" draw:style-name="gr1" draw:text-style-name="P3" draw:layer="layout" svg:width="25.399cm" svg:height="4.598cm" svg:x="1.2cm" svg:y="8.255cm">
          <draw:text-box>
            <text:p text:style-name="P2"><text:span text:style-name="T2">Jared Frazier</text:span></text:p>
            <text:p text:style-name="P2"><text:span text:style-name="T2">2023-10-06</text:span></text:p>
            <text:p text:style-name="P2"><text:span text:style-name="T2">Bioinformatics 1 (UvA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4.605cm" svg:height="9.736cm" svg:x="0.168cm" svg:y="2.329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3" draw:text-style-name="P4" draw:layer="layout" svg:width="12.532cm" svg:height="9.399cm" svg:x="14.773cm" svg:y="2.329cm">
          <draw:image xlink:href="Pictures/1000000000000320000002587A7DF6D9A8023B74.png" xlink:type="simple" xlink:show="embed" xlink:actuate="onLoad" draw:mime-type="image/png">
            <text:p/>
          </draw:image>
        </draw:frame>
        <draw:frame draw:style-name="gr3" draw:text-style-name="P4" draw:layer="layout" svg:width="13.335cm" svg:height="3.461cm" svg:x="0.168cm" svg:y="12.181cm">
          <draw:image xlink:href="Pictures/100000000000023A000000943EDE4E14A4D90E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7.78cm" svg:height="13.335cm" svg:x="5.08cm" svg:y="1.27cm">
          <draw:image xlink:href="Pictures/100000000000032000000258077B7173B3EBBE6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9.866cm" svg:height="2.247cm" svg:x="1.564cm" svg:y="12.065cm">
          <draw:image xlink:href="Pictures/100000000000017500000055450F49B58C619508.png" xlink:type="simple" xlink:show="embed" xlink:actuate="onLoad" draw:mime-type="image/png">
            <text:p/>
          </draw:image>
        </draw:frame>
        <draw:frame draw:style-name="gr3" draw:text-style-name="P4" draw:layer="layout" svg:width="12.7cm" svg:height="8.458cm" svg:x="14.605cm" svg:y="2.337cm">
          <draw:image xlink:href="Pictures/1000000000000258000001909A8599A5A3E68918.png" xlink:type="simple" xlink:show="embed" xlink:actuate="onLoad" draw:mime-type="image/png">
            <text:p/>
          </draw:image>
        </draw:frame>
        <draw:frame draw:style-name="gr3" draw:text-style-name="P4" draw:layer="layout" svg:width="12.699cm" svg:height="8.466cm" svg:x="0.635cm" svg:y="2.329cm">
          <draw:image xlink:href="Pictures/100000000000025800000190D32B6031728340FC.png" xlink:type="simple" xlink:show="embed" xlink:actuate="onLoad" draw:mime-type="image/png">
            <text:p/>
          </draw:image>
        </draw:frame>
        <draw:frame draw:style-name="gr4" draw:text-style-name="P7" draw:layer="layout" svg:width="5.08cm" svg:height="0.962cm" svg:x="12.7cm" svg:y="12.7cm">
          <draw:text-box>
            <text:p>CD40 = cd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4" draw:layer="layout" svg:width="10.871cm" svg:height="7.239cm" svg:x="2.54cm" svg:y="8.467cm">
          <draw:image xlink:href="Pictures/10000000000002580000019084CB3B076F70FD72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14.606cm" svg:y="8.455cm">
          <draw:image xlink:href="Pictures/1000000000000258000001909E3F374620EF714E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2.54cm" svg:y="1.016cm">
          <draw:image xlink:href="Pictures/100000000000025800000190D9CBD2AF5839EDB0.png" xlink:type="simple" xlink:show="embed" xlink:actuate="onLoad" draw:mime-type="image/png">
            <text:p/>
          </draw:image>
        </draw:frame>
        <draw:frame draw:style-name="gr3" draw:text-style-name="P4" draw:layer="layout" svg:width="10.871cm" svg:height="7.239cm" svg:x="14.605cm" svg:y="1.016cm">
          <draw:image xlink:href="Pictures/10000000000002580000019046DF788B4B42A0A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8" draw:layer="layout" svg:width="25.199cm" svg:height="2.629cm" svg:x="1.471cm" svg:y="5.08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05T17:25:06.590081478</dc:date>
    <meta:editing-duration>PT3H11M47S</meta:editing-duration>
    <meta:editing-cycles>33</meta:editing-cycles>
    <meta:generator>LibreOffice/7.3.7.2$Linux_X86_64 LibreOffice_project/30$Build-2</meta:generator>
    <meta:document-statistic meta:object-count="48"/>
  </office:meta>
</office:document-meta>
</file>